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Liberation Serif"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Liberation Serif"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Liberation Serif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17e481" officeooo:paragraph-rsid="0017e481" style:font-size-asian="10.5pt" style:font-size-complex="12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19df8d" officeooo:paragraph-rsid="0019df8d" style:font-size-asian="10.5pt" style:font-size-complex="12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Liberation Serif" fo:font-size="12pt" officeooo:rsid="001db06e" officeooo:paragraph-rsid="001db06e" style:font-size-asian="10.5pt" style:font-size-complex="12pt"/>
    </style:style>
    <style:style style:name="T1" style:family="text">
      <style:text-properties officeooo:rsid="0019df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E 2.2 - Exploration Algorithmique<text:line-break/>Recherche de plus court chemin dans un graphe</text:p>
      <text:p text:style-name="P2"/>
      <text:p text:style-name="P3">5. Validation et expérimentation</text:p>
      <text:p text:style-name="P3"/>
      <text:p text:style-name="P4">21. L’algorithme de <text:span text:style-name="T1">Di</text:span>jkstra ne change que les valeurs des voisins de la valeur traité à chaque itération alors que l’algorithme de Bellman Ford change toute les valeurs à chaque itérations.</text:p>
      <text:p text:style-name="P4"/>
      <text:p text:style-name="P5">22. L’algorithme de Dijkstra fait donc moins de choses à chaque itérations que l’algorithme de Bellman Ford. Ce qui veut dire que l’algorithme de Dijkstra est probablement plus efficace que l’algorithme de Bellman Ford</text:p>
      <text:p text:style-name="P5"/>
      <text:p text:style-name="P5"/>
      <text:p text:style-name="P6">26. 100 graphes de taille 10</text:p>
      <text:p text:style-name="P6"/>
      <text:p text:style-name="P6">Bellman plus lent de 0.50 ms</text:p>
      <text:p text:style-name="P6"/>
      <text:p text:style-name="P6">100 graphes de taille 25 </text:p>
      <text:p text:style-name="P6"/>
      <text:p text:style-name="P6">Bellman plus lent de 0.80 ms</text:p>
      <text:p text:style-name="P6"/>
      <text:p text:style-name="P6">100 graphes de taille 50</text:p>
      <text:p text:style-name="P6"/>
      <text:p text:style-name="P6">Bellman plus lent de 3 ms</text:p>
      <text:p text:style-name="P6"/>
      <text:p text:style-name="P6">100 graphes de taille 100</text:p>
      <text:p text:style-name="P6"/>
      <text:p text:style-name="P6">Bellman plus lent de 14 m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4:50:16.043636864</meta:creation-date>
    <dc:date>2022-06-14T11:46:36.124324003</dc:date>
    <meta:editing-duration>PT2H46M1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27" meta:character-count="730" meta:non-whitespace-character-count="614"/>
  </office:meta>
</office:document-meta>
</file>